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09">
      <style:table-cell-properties fo:border="none"/>
    </style:style>
    <style:style style:name="ce8" style:family="table-cell" style:parent-style-name="Default" style:data-style-name="N109"/>
    <style:style style:name="ce9" style:family="table-cell" style:parent-style-name="Default" style:data-style-name="N60"/>
    <style:style style:name="ce10" style:family="table-cell" style:parent-style-name="Default" style:data-style-name="N109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 style:data-style-name="N109">
      <style:table-cell-properties fo:border-bottom="0.06pt solid #000000" fo:border-left="0.06pt solid #000000" fo:border-right="none" fo:border-top="none"/>
    </style:style>
    <style:style style:name="ce12" style:family="table-cell" style:parent-style-name="Default" style:data-style-name="N109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 style:data-style-name="N109">
      <style:table-cell-properties fo:background-color="transparent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8"/>
        <table:table-column table:style-name="co2" table:number-columns-repeated="4" table:default-cell-style-name="ce8"/>
        <table:table-column table:style-name="co1" table:default-cell-style-name="ce8"/>
        <table:table-column table:style-name="co3" table:default-cell-style-name="ce8"/>
        <table:table-column table:style-name="co1" table:number-columns-repeated="6" table:default-cell-style-name="ce8"/>
        <table:table-column table:style-name="co1" table:default-cell-style-name="Default"/>
        <table:table-column table:style-name="co4" table:default-cell-style-name="ce17"/>
        <table:table-column table:style-name="co1" table:default-cell-style-name="Default"/>
        <table:table-row table:style-name="ro1">
          <table:table-cell table:style-name="ce1"/>
          <table:table-cell table:style-name="ce5" office:value-type="string" calcext:value-type="string">
            <text:p>Home computer</text:p>
          </table:table-cell>
          <table:table-cell table:style-name="ce5"/>
          <table:table-cell table:number-columns-repeated="6"/>
          <table:table-cell table:style-name="ce10" office:value-type="string" calcext:value-type="string">
            <text:p>BGQ</text:p>
          </table:table-cell>
          <table:table-cell table:style-name="ce5" table:number-columns-repeated="2"/>
          <table:table-cell table:number-columns-repeated="3"/>
          <table:table-cell table:style-name="ce6"/>
          <table:table-cell table:style-name="Default" table:number-columns-repeated="2"/>
          <table:table-cell table:style-name="ce14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n, m</text:p>
          </table:table-cell>
          <table:table-cell table:style-name="ce6" office:value-type="string" calcext:value-type="string">
            <text:p>real</text:p>
          </table:table-cell>
          <table:table-cell table:style-name="ce6" office:value-type="string" calcext:value-type="string">
            <text:p>scaling exponent</text:p>
          </table:table-cell>
          <table:table-cell table:style-name="ce6" office:value-type="string" calcext:value-type="string">
            <text:p>user</text:p>
          </table:table-cell>
          <table:table-cell table:style-name="ce6" office:value-type="string" calcext:value-type="string">
            <text:p>sys</text:p>
          </table:table-cell>
          <table:table-cell table:style-name="ce6" office:value-type="string" calcext:value-type="string">
            <text:p>user+sys</text:p>
          </table:table-cell>
          <table:table-cell table:style-name="ce6" office:value-type="string" calcext:value-type="string">
            <text:p>scaling exponent</text:p>
          </table:table-cell>
          <table:table-cell table:style-name="ce6" office:value-type="string" calcext:value-type="string">
            <text:p>est. time</text:p>
          </table:table-cell>
          <table:table-cell table:style-name="ce6" office:value-type="string" calcext:value-type="string">
            <text:p>(user+sys)/(est. time)</text:p>
          </table:table-cell>
          <table:table-cell table:style-name="ce11" office:value-type="string" calcext:value-type="string">
            <text:p>real</text:p>
          </table:table-cell>
          <table:table-cell table:style-name="ce6" office:value-type="string" calcext:value-type="string">
            <text:p>scaling exponent</text:p>
          </table:table-cell>
          <table:table-cell table:style-name="ce6" office:value-type="string" calcext:value-type="string">
            <text:p>corrected scaling exponent</text:p>
          </table:table-cell>
          <table:table-cell table:style-name="ce6" office:value-type="string" calcext:value-type="string">
            <text:p>user</text:p>
          </table:table-cell>
          <table:table-cell table:style-name="ce6" office:value-type="string" calcext:value-type="string">
            <text:p>sys</text:p>
          </table:table-cell>
          <table:table-cell table:style-name="ce6" office:value-type="string" calcext:value-type="string">
            <text:p>user+sys</text:p>
          </table:table-cell>
          <table:table-cell table:style-name="ce6" office:value-type="string" calcext:value-type="string">
            <text:p>scaling exponent</text:p>
          </table:table-cell>
          <table:table-cell table:style-name="ce3" office:value-type="string" calcext:value-type="string">
            <text:p>est. time</text:p>
          </table:table-cell>
          <table:table-cell table:style-name="ce3" office:value-type="string" calcext:value-type="string">
            <text:p>(real)/(est. time)</text:p>
          </table:table-cell>
          <table:table-cell table:style-name="ce15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ults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7" office:value-type="float" office:value="0.083" calcext:value-type="float">
            <text:p>0.083</text:p>
          </table:table-cell>
          <table:table-cell table:style-name="ce7"/>
          <table:table-cell table:style-name="ce7" office:value-type="float" office:value="0.036" calcext:value-type="float">
            <text:p>0.036</text:p>
          </table:table-cell>
          <table:table-cell table:style-name="ce7" office:value-type="float" office:value="0.04" calcext:value-type="float">
            <text:p>0.040</text:p>
          </table:table-cell>
          <table:table-cell table:style-name="ce7" table:formula="of:=[.D3]+[.E3]" office:value-type="float" office:value="0.076" calcext:value-type="float">
            <text:p>0.076</text:p>
          </table:table-cell>
          <table:table-cell table:style-name="ce7"/>
          <table:table-cell table:style-name="ce7" table:formula="of:=[.A3]^3/4760000000" office:value-type="float" office:value="0.000000000210084033613445" calcext:value-type="float">
            <text:p>0.000</text:p>
          </table:table-cell>
          <table:table-cell table:style-name="ce7" table:formula="of:=[.F3]/[.H3]" office:value-type="float" office:value="361760000" calcext:value-type="float">
            <text:p>361760000.000</text:p>
          </table:table-cell>
          <table:table-cell table:style-name="ce12" office:value-type="float" office:value="7.965" calcext:value-type="float">
            <text:p>7.965</text:p>
          </table:table-cell>
          <table:table-cell table:style-name="ce7" table:number-columns-repeated="2"/>
          <table:table-cell table:style-name="ce7" office:value-type="float" office:value="0.049" calcext:value-type="float">
            <text:p>0.049</text:p>
          </table:table-cell>
          <table:table-cell table:style-name="ce7" office:value-type="float" office:value="0.011" calcext:value-type="float">
            <text:p>0.011</text:p>
          </table:table-cell>
          <table:table-cell table:style-name="ce7" table:formula="of:=[.M3]+[.N3]" office:value-type="float" office:value="0.06" calcext:value-type="float">
            <text:p>0.060</text:p>
          </table:table-cell>
          <table:table-cell table:style-name="ce7"/>
          <table:table-cell table:style-name="Default" table:formula="of:=[.A3]^3/10376000000" office:value-type="float" office:value="0.0000000000963762528912876" calcext:value-type="float">
            <text:p>9.63762528912876E-011</text:p>
          </table:table-cell>
          <table:table-cell table:style-name="Default" table:formula="of:=[.J3]/[.Q3]" office:value-type="float" office:value="82644840000" calcext:value-type="float">
            <text:p>82644840000</text:p>
          </table:table-cell>
          <table:table-cell table:style-name="ce16"/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formula="of:=1+(2*[.T3]-1)*2*[.U3]*3+(2*[.T3]-1)*(2*[.U3]/[.V3])*8" office:value-type="float" office:value="408801" calcext:value-type="float">
            <text:p>4.09E+05</text:p>
          </table:table-cell>
          <table:table-cell table:formula="of:=1+(2*[.T3]-1)*(2*[.U3]/[.V3])*3" office:value-type="float" office:value="6133" calcext:value-type="float">
            <text:p>613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float" office:value="0.085" calcext:value-type="float">
            <text:p>0.085</text:p>
          </table:table-cell>
          <table:table-cell table:formula="of:=LOG([.B4]/[.B3])/LOG([.A4]/[.A3])" office:value-type="float" office:value="0.0343515047907771" calcext:value-type="float">
            <text:p>0.03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24" calcext:value-type="float">
            <text:p>0.024</text:p>
          </table:table-cell>
          <table:table-cell table:formula="of:=[.D4]+[.E4]" office:value-type="float" office:value="0.08" calcext:value-type="float">
            <text:p>0.080</text:p>
          </table:table-cell>
          <table:table-cell table:formula="of:=LOG([.F4]/[.F3])/LOG([.A4]/[.A3])" office:value-type="float" office:value="0.0740005814437768" calcext:value-type="float">
            <text:p>0.074</text:p>
          </table:table-cell>
          <table:table-cell table:style-name="ce7" table:formula="of:=[.A4]^3/4760000000" office:value-type="float" office:value="0.00000000168067226890756" calcext:value-type="float">
            <text:p>0.000</text:p>
          </table:table-cell>
          <table:table-cell table:style-name="ce7" table:formula="of:=[.F4]/[.H4]" office:value-type="float" office:value="47600000" calcext:value-type="float">
            <text:p>47600000.000</text:p>
          </table:table-cell>
          <table:table-cell table:style-name="ce12" office:value-type="float" office:value="7.939" calcext:value-type="float">
            <text:p>7.939</text:p>
          </table:table-cell>
          <table:table-cell table:formula="of:=LOG([.J4]/[.J3])/LOG([.A4]/[.A3])" office:value-type="float" office:value="-0.00471706545267082" calcext:value-type="float">
            <text:p>-0.005</text:p>
          </table:table-cell>
          <table:table-cell table:formula="of:=LOG(([.J4]-7.965)/([.J3]-7.965))/LOG([.A4]/[.A3])" office:value-type="string" office:string-value="" calcext:value-type="error">
            <text:p>#DIV/0!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0</text:p>
          </table:table-cell>
          <table:table-cell table:formula="of:=[.M4]+[.N4]" office:value-type="float" office:value="0.059" calcext:value-type="float">
            <text:p>0.059</text:p>
          </table:table-cell>
          <table:table-cell table:formula="of:=LOG([.O4]/[.O3])/LOG([.A4]/[.A3])" office:value-type="float" office:value="-0.0242475462466772" calcext:value-type="float">
            <text:p>-0.024</text:p>
          </table:table-cell>
          <table:table-cell table:style-name="Default" table:formula="of:=[.A4]^3/10376000000" office:value-type="float" office:value="0.000000000771010023130301" calcext:value-type="float">
            <text:p>7.71010023130301E-010</text:p>
          </table:table-cell>
          <table:table-cell table:style-name="Default" table:formula="of:=[.J4]/[.Q4]" office:value-type="float" office:value="10296883000" calcext:value-type="float">
            <text:p>10296883000</text:p>
          </table:table-cell>
          <table:table-cell table:style-name="Default"/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1320" calcext:value-type="float">
            <text:p>1320</text:p>
          </table:table-cell>
          <table:table-cell table:style-name="ce8" office:value-type="float" office:value="660" calcext:value-type="float">
            <text:p>660.000</text:p>
          </table:table-cell>
          <table:table-cell table:formula="of:=1+(2*[.T4]-1)*2*[.U4]*3+(2*[.T4]-1)*(2*[.U4]/[.V4])*8" office:value-type="float" office:value="521134321" calcext:value-type="float">
            <text:p>5.21E+08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 office:value-type="float" office:value="0.043" calcext:value-type="float">
            <text:p>0.043</text:p>
          </table:table-cell>
          <table:table-cell table:formula="of:=LOG([.B5]/[.B4])/LOG([.A5]/[.A4])" office:value-type="float" office:value="-0.983126181435604" calcext:value-type="float">
            <text:p>-0.98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" calcext:value-type="float">
            <text:p>0.040</text:p>
          </table:table-cell>
          <table:table-cell table:formula="of:=[.D5]+[.E5]" office:value-type="float" office:value="0.076" calcext:value-type="float">
            <text:p>0.076</text:p>
          </table:table-cell>
          <table:table-cell table:formula="of:=LOG([.F5]/[.F4])/LOG([.A5]/[.A4])" office:value-type="float" office:value="-0.0740005814437766" calcext:value-type="float">
            <text:p>-0.074</text:p>
          </table:table-cell>
          <table:table-cell table:style-name="ce7" table:formula="of:=[.A5]^3/4760000000" office:value-type="float" office:value="0.0000000134453781512605" calcext:value-type="float">
            <text:p>0.000</text:p>
          </table:table-cell>
          <table:table-cell table:style-name="ce7" table:formula="of:=[.F5]/[.H5]" office:value-type="float" office:value="5652500" calcext:value-type="float">
            <text:p>5652500.000</text:p>
          </table:table-cell>
          <table:table-cell table:style-name="ce12" office:value-type="float" office:value="7.775" calcext:value-type="float">
            <text:p>7.775</text:p>
          </table:table-cell>
          <table:table-cell table:formula="of:=LOG([.J5]/[.J4])/LOG([.A5]/[.A4])" office:value-type="float" office:value="-0.0301146210546741" calcext:value-type="float">
            <text:p>-0.030</text:p>
          </table:table-cell>
          <table:table-cell table:formula="of:=LOG(([.J5]-7.965)/([.J4]-7.965))/LOG([.A5]/[.A4])" office:value-type="float" office:value="2.86941589018986" calcext:value-type="float">
            <text:p>2.86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M5]+[.N5]" office:value-type="float" office:value="0.058" calcext:value-type="float">
            <text:p>0.058</text:p>
          </table:table-cell>
          <table:table-cell table:formula="of:=[.O5]/[.O4]" office:value-type="float" office:value="0.983050847457627" calcext:value-type="float">
            <text:p>0.983</text:p>
          </table:table-cell>
          <table:table-cell table:style-name="Default" table:formula="of:=[.A5]^3/10376000000" office:value-type="float" office:value="0.00000000616808018504241" calcext:value-type="float">
            <text:p>6.16808018504241E-009</text:p>
          </table:table-cell>
          <table:table-cell table:style-name="Default" table:formula="of:=[.J5]/[.Q5]" office:value-type="float" office:value="1260521875" calcext:value-type="float">
            <text:p>126052187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 office:value-type="float" office:value="0.092" calcext:value-type="float">
            <text:p>0.092</text:p>
          </table:table-cell>
          <table:table-cell table:formula="of:=LOG([.B6]/[.B5])/LOG([.A6]/[.A5])" office:value-type="float" office:value="1.09729720135491" calcext:value-type="float">
            <text:p>1.097</text:p>
          </table:table-cell>
          <table:table-cell office:value-type="float" office:value="0.08" calcext:value-type="float">
            <text:p>0.080</text:p>
          </table:table-cell>
          <table:table-cell office:value-type="float" office:value="0.008" calcext:value-type="float">
            <text:p>0.008</text:p>
          </table:table-cell>
          <table:table-cell table:formula="of:=[.D6]+[.E6]" office:value-type="float" office:value="0.088" calcext:value-type="float">
            <text:p>0.088</text:p>
          </table:table-cell>
          <table:table-cell table:formula="of:=LOG([.F6]/[.F5])/LOG([.A6]/[.A5])" office:value-type="float" office:value="0.211504105193712" calcext:value-type="float">
            <text:p>0.212</text:p>
          </table:table-cell>
          <table:table-cell table:style-name="ce7" table:formula="of:=[.A6]^3/4760000000" office:value-type="float" office:value="0.000000107563025210084" calcext:value-type="float">
            <text:p>0.000</text:p>
          </table:table-cell>
          <table:table-cell table:style-name="ce7" table:formula="of:=[.F6]/[.H6]" office:value-type="float" office:value="818125" calcext:value-type="float">
            <text:p>818125.000</text:p>
          </table:table-cell>
          <table:table-cell table:style-name="ce12" office:value-type="float" office:value="7.894" calcext:value-type="float">
            <text:p>7.894</text:p>
          </table:table-cell>
          <table:table-cell table:formula="of:=LOG([.J6]/[.J5])/LOG([.A6]/[.A5])" office:value-type="float" office:value="0.0219138439877762" calcext:value-type="float">
            <text:p>0.022</text:p>
          </table:table-cell>
          <table:table-cell table:formula="of:=LOG(([.J6]-7.965)/([.J5]-7.965))/LOG([.A6]/[.A5])" office:value-type="float" office:value="-1.42010848882627" calcext:value-type="float">
            <text:p>-1.42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" calcext:value-type="float">
            <text:p>0.010</text:p>
          </table:table-cell>
          <table:table-cell table:formula="of:=[.M6]+[.N6]" office:value-type="float" office:value="0.056" calcext:value-type="float">
            <text:p>0.056</text:p>
          </table:table-cell>
          <table:table-cell table:formula="of:=[.O6]/[.O5]" office:value-type="float" office:value="0.96551724137931" calcext:value-type="float">
            <text:p>0.966</text:p>
          </table:table-cell>
          <table:table-cell table:style-name="Default" table:formula="of:=[.A6]^3/10376000000" office:value-type="float" office:value="0.0000000493446414803393" calcext:value-type="float">
            <text:p>4.93446414803393E-008</text:p>
          </table:table-cell>
          <table:table-cell table:style-name="Default" table:formula="of:=[.J6]/[.Q6]" office:value-type="float" office:value="159976843.75" calcext:value-type="float">
            <text:p>159976843.7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 office:value-type="float" office:value="0.039" calcext:value-type="float">
            <text:p>0.039</text:p>
          </table:table-cell>
          <table:table-cell table:formula="of:=LOG([.B7]/[.B6])/LOG([.A7]/[.A6])" office:value-type="float" office:value="-1.23815973719476" calcext:value-type="float">
            <text:p>-1.23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4" calcext:value-type="float">
            <text:p>0.004</text:p>
          </table:table-cell>
          <table:table-cell table:formula="of:=[.D7]+[.E7]" office:value-type="float" office:value="0.036" calcext:value-type="float">
            <text:p>0.036</text:p>
          </table:table-cell>
          <table:table-cell table:formula="of:=LOG([.F7]/[.F6])/LOG([.A7]/[.A6])" office:value-type="float" office:value="-1.28950661719498" calcext:value-type="float">
            <text:p>-1.290</text:p>
          </table:table-cell>
          <table:table-cell table:style-name="ce7" table:formula="of:=[.A7]^3/4760000000" office:value-type="float" office:value="0.000000860504201680672" calcext:value-type="float">
            <text:p>0.000</text:p>
          </table:table-cell>
          <table:table-cell table:style-name="ce7" table:formula="of:=[.F7]/[.H7]" office:value-type="float" office:value="41835.9375" calcext:value-type="float">
            <text:p>41835.938</text:p>
          </table:table-cell>
          <table:table-cell table:style-name="ce12" office:value-type="float" office:value="7.864" calcext:value-type="float">
            <text:p>7.864</text:p>
          </table:table-cell>
          <table:table-cell table:formula="of:=LOG([.J7]/[.J6])/LOG([.A7]/[.A6])" office:value-type="float" office:value="-0.00549319755252282" calcext:value-type="float">
            <text:p>-0.005</text:p>
          </table:table-cell>
          <table:table-cell table:formula="of:=LOG(([.J7]-7.965)/([.J6]-7.965))/LOG([.A7]/[.A6])" office:value-type="float" office:value="0.508464363247118" calcext:value-type="float">
            <text:p>0.50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M7]+[.N7]" office:value-type="float" office:value="0.058" calcext:value-type="float">
            <text:p>0.058</text:p>
          </table:table-cell>
          <table:table-cell table:formula="of:=[.O7]/[.O6]" office:value-type="float" office:value="1.03571428571429" calcext:value-type="float">
            <text:p>1.036</text:p>
          </table:table-cell>
          <table:table-cell table:style-name="Default" table:formula="of:=[.A7]^3/10376000000" office:value-type="float" office:value="0.000000394757131842714" calcext:value-type="float">
            <text:p>3.94757131842714E-007</text:p>
          </table:table-cell>
          <table:table-cell table:style-name="Default" table:formula="of:=[.J7]/[.Q7]" office:value-type="float" office:value="19921109.375" calcext:value-type="float">
            <text:p>19921109.37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 office:value-type="float" office:value="0.083" calcext:value-type="float">
            <text:p>0.083</text:p>
          </table:table-cell>
          <table:table-cell table:formula="of:=LOG([.B8]/[.B7])/LOG([.A8]/[.A7])" office:value-type="float" office:value="1.08963721248468" calcext:value-type="float">
            <text:p>1.09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2" calcext:value-type="float">
            <text:p>0.012</text:p>
          </table:table-cell>
          <table:table-cell table:formula="of:=[.D8]+[.E8]" office:value-type="float" office:value="0.08" calcext:value-type="float">
            <text:p>0.080</text:p>
          </table:table-cell>
          <table:table-cell table:formula="of:=LOG([.F8]/[.F7])/LOG([.A8]/[.A7])" office:value-type="float" office:value="1.15200309344505" calcext:value-type="float">
            <text:p>1.152</text:p>
          </table:table-cell>
          <table:table-cell table:style-name="ce7" table:formula="of:=[.A8]^3/4760000000" office:value-type="float" office:value="0.00000688403361344538" calcext:value-type="float">
            <text:p>0.000</text:p>
          </table:table-cell>
          <table:table-cell table:style-name="ce7" table:formula="of:=[.F8]/[.H8]" office:value-type="float" office:value="11621.09375" calcext:value-type="float">
            <text:p>11621.094</text:p>
          </table:table-cell>
          <table:table-cell table:style-name="ce12" office:value-type="float" office:value="7.77" calcext:value-type="float">
            <text:p>7.770</text:p>
          </table:table-cell>
          <table:table-cell table:formula="of:=LOG([.J8]/[.J7])/LOG([.A8]/[.A7])" office:value-type="float" office:value="-0.0173487230455082" calcext:value-type="float">
            <text:p>-0.017</text:p>
          </table:table-cell>
          <table:table-cell table:formula="of:=LOG(([.J8]-7.965)/([.J7]-7.965))/LOG([.A8]/[.A7])" office:value-type="float" office:value="0.949118830997818" calcext:value-type="float">
            <text:p>0.949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9" calcext:value-type="float">
            <text:p>0.009</text:p>
          </table:table-cell>
          <table:table-cell table:formula="of:=[.M8]+[.N8]" office:value-type="float" office:value="0.056" calcext:value-type="float">
            <text:p>0.056</text:p>
          </table:table-cell>
          <table:table-cell table:formula="of:=[.O8]/[.O7]" office:value-type="float" office:value="0.96551724137931" calcext:value-type="float">
            <text:p>0.966</text:p>
          </table:table-cell>
          <table:table-cell table:style-name="Default" table:formula="of:=[.A8]^3/10376000000" office:value-type="float" office:value="0.00000315805705474171" calcext:value-type="float">
            <text:p>3.15805705474171E-006</text:p>
          </table:table-cell>
          <table:table-cell table:style-name="Default" table:formula="of:=[.J8]/[.Q8]" office:value-type="float" office:value="2460373.53515625" calcext:value-type="float">
            <text:p>2460373.5351562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8" office:value-type="float" office:value="0.107" calcext:value-type="float">
            <text:p>0.107</text:p>
          </table:table-cell>
          <table:table-cell table:formula="of:=LOG([.B9]/[.B8])/LOG([.A9]/[.A8])" office:value-type="float" office:value="0.366427555054222" calcext:value-type="float">
            <text:p>0.36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8" calcext:value-type="float">
            <text:p>0.008</text:p>
          </table:table-cell>
          <table:table-cell table:formula="of:=[.D9]+[.E9]" office:value-type="float" office:value="0.104" calcext:value-type="float">
            <text:p>0.104</text:p>
          </table:table-cell>
          <table:table-cell table:formula="of:=LOG([.F9]/[.F8])/LOG([.A9]/[.A8])" office:value-type="float" office:value="0.37851162325373" calcext:value-type="float">
            <text:p>0.379</text:p>
          </table:table-cell>
          <table:table-cell table:style-name="ce7" table:formula="of:=[.A9]^3/4760000000" office:value-type="float" office:value="0.000055072268907563" calcext:value-type="float">
            <text:p>0.000</text:p>
          </table:table-cell>
          <table:table-cell table:style-name="ce7" table:formula="of:=[.F9]/[.H9]" office:value-type="float" office:value="1888.427734375" calcext:value-type="float">
            <text:p>1888.428</text:p>
          </table:table-cell>
          <table:table-cell table:style-name="ce12" office:value-type="float" office:value="7.915" calcext:value-type="float">
            <text:p>7.915</text:p>
          </table:table-cell>
          <table:table-cell table:formula="of:=LOG([.J9]/[.J8])/LOG([.A9]/[.A8])" office:value-type="float" office:value="0.0266747517294711" calcext:value-type="float">
            <text:p>0.027</text:p>
          </table:table-cell>
          <table:table-cell table:formula="of:=LOG(([.J9]-7.965)/([.J8]-7.965))/LOG([.A9]/[.A8])" office:value-type="float" office:value="-1.96347412397489" calcext:value-type="float">
            <text:p>-1.96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M9]+[.N9]" office:value-type="float" office:value="0.059" calcext:value-type="float">
            <text:p>0.059</text:p>
          </table:table-cell>
          <table:table-cell table:formula="of:=[.O9]/[.O8]" office:value-type="float" office:value="1.05357142857143" calcext:value-type="float">
            <text:p>1.054</text:p>
          </table:table-cell>
          <table:table-cell table:style-name="Default" table:formula="of:=[.A9]^3/10376000000" office:value-type="float" office:value="0.0000252644564379337" calcext:value-type="float">
            <text:p>2.52644564379337E-005</text:p>
          </table:table-cell>
          <table:table-cell table:style-name="Default" table:formula="of:=[.J9]/[.Q9]" office:value-type="float" office:value="313285.980224609" calcext:value-type="float">
            <text:p>313285.980224609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8" office:value-type="float" office:value="0.087" calcext:value-type="float">
            <text:p>0.087</text:p>
          </table:table-cell>
          <table:table-cell table:formula="of:=LOG([.B10]/[.B9])/LOG([.A10]/[.A9])" office:value-type="float" office:value="-0.298523490552419" calcext:value-type="float">
            <text:p>-0.299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6" calcext:value-type="float">
            <text:p>0.016</text:p>
          </table:table-cell>
          <table:table-cell table:formula="of:=[.D10]+[.E10]" office:value-type="float" office:value="0.084" calcext:value-type="float">
            <text:p>0.084</text:p>
          </table:table-cell>
          <table:table-cell table:formula="of:=LOG([.F10]/[.F9])/LOG([.A10]/[.A9])" office:value-type="float" office:value="-0.308122295362332" calcext:value-type="float">
            <text:p>-0.308</text:p>
          </table:table-cell>
          <table:table-cell table:style-name="ce7" table:formula="of:=[.A10]^3/4760000000" office:value-type="float" office:value="0.000440578151260504" calcext:value-type="float">
            <text:p>0.000</text:p>
          </table:table-cell>
          <table:table-cell table:style-name="ce7" table:formula="of:=[.F10]/[.H10]" office:value-type="float" office:value="190.658569335938" calcext:value-type="float">
            <text:p>190.659</text:p>
          </table:table-cell>
          <table:table-cell table:style-name="ce12" office:value-type="float" office:value="7.902" calcext:value-type="float">
            <text:p>7.902</text:p>
          </table:table-cell>
          <table:table-cell table:formula="of:=LOG([.J10]/[.J9])/LOG([.A10]/[.A9])" office:value-type="float" office:value="-0.00237150404687285" calcext:value-type="float">
            <text:p>-0.002</text:p>
          </table:table-cell>
          <table:table-cell table:formula="of:=LOG(([.J10]-7.965)/([.J9]-7.965))/LOG([.A10]/[.A9])" office:value-type="float" office:value="0.33342373372519" calcext:value-type="float">
            <text:p>0.33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M10]+[.N10]" office:value-type="float" office:value="0.058" calcext:value-type="float">
            <text:p>0.058</text:p>
          </table:table-cell>
          <table:table-cell table:formula="of:=[.O10]/[.O9]" office:value-type="float" office:value="0.983050847457627" calcext:value-type="float">
            <text:p>0.983</text:p>
          </table:table-cell>
          <table:table-cell table:style-name="Default" table:formula="of:=[.A10]^3/10376000000" office:value-type="float" office:value="0.00020211565150347" calcext:value-type="float">
            <text:p>0.0002021157</text:p>
          </table:table-cell>
          <table:table-cell table:style-name="Default" table:formula="of:=[.J10]/[.Q10]" office:value-type="float" office:value="39096.4279174805" calcext:value-type="float">
            <text:p>39096.427917480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8" office:value-type="float" office:value="0.128" calcext:value-type="float">
            <text:p>0.128</text:p>
          </table:table-cell>
          <table:table-cell table:formula="of:=LOG([.B11]/[.B10])/LOG([.A11]/[.A10])" office:value-type="float" office:value="0.557056504151272" calcext:value-type="float">
            <text:p>0.55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08" calcext:value-type="float">
            <text:p>0.008</text:p>
          </table:table-cell>
          <table:table-cell table:formula="of:=[.D11]+[.E11]" office:value-type="float" office:value="0.124" calcext:value-type="float">
            <text:p>0.124</text:p>
          </table:table-cell>
          <table:table-cell table:formula="of:=LOG([.F11]/[.F10])/LOG([.A11]/[.A10])" office:value-type="float" office:value="0.561878887608115" calcext:value-type="float">
            <text:p>0.562</text:p>
          </table:table-cell>
          <table:table-cell table:style-name="ce7" table:formula="of:=[.A11]^3/4760000000" office:value-type="float" office:value="0.00352462521008403" calcext:value-type="float">
            <text:p>0.004</text:p>
          </table:table-cell>
          <table:table-cell table:style-name="ce7" table:formula="of:=[.F11]/[.H11]" office:value-type="float" office:value="35.1810455322266" calcext:value-type="float">
            <text:p>35.181</text:p>
          </table:table-cell>
          <table:table-cell table:style-name="ce12" office:value-type="float" office:value="7.932" calcext:value-type="float">
            <text:p>7.932</text:p>
          </table:table-cell>
          <table:table-cell table:formula="of:=LOG([.J11]/[.J10])/LOG([.A11]/[.A10])" office:value-type="float" office:value="0.00546683125117726" calcext:value-type="float">
            <text:p>0.005</text:p>
          </table:table-cell>
          <table:table-cell table:formula="of:=LOG(([.J11]-7.965)/([.J10]-7.965))/LOG([.A11]/[.A10])" office:value-type="float" office:value="-0.93288580414148" calcext:value-type="float">
            <text:p>-0.93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0</text:p>
          </table:table-cell>
          <table:table-cell table:formula="of:=[.M11]+[.N11]" office:value-type="float" office:value="0.057" calcext:value-type="float">
            <text:p>0.057</text:p>
          </table:table-cell>
          <table:table-cell table:formula="of:=[.O11]/[.O10]" office:value-type="float" office:value="0.982758620689655" calcext:value-type="float">
            <text:p>0.983</text:p>
          </table:table-cell>
          <table:table-cell table:style-name="Default" table:formula="of:=[.A11]^3/10376000000" office:value-type="float" office:value="0.00161692521202776" calcext:value-type="float">
            <text:p>0.0016169252</text:p>
          </table:table-cell>
          <table:table-cell table:style-name="Default" table:formula="of:=[.J11]/[.Q11]" office:value-type="float" office:value="4905.60722351074" calcext:value-type="float">
            <text:p>4905.6072235108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8" office:value-type="float" office:value="0.167" calcext:value-type="float">
            <text:p>0.167</text:p>
          </table:table-cell>
          <table:table-cell table:formula="of:=LOG([.B12]/[.B11])/LOG([.A12]/[.A11])" office:value-type="float" office:value="0.383704292474052" calcext:value-type="float">
            <text:p>0.384</text:p>
          </table:table-cell>
          <table:table-cell office:value-type="float" office:value="0.152" calcext:value-type="float">
            <text:p>0.152</text:p>
          </table:table-cell>
          <table:table-cell office:value-type="float" office:value="0.012" calcext:value-type="float">
            <text:p>0.012</text:p>
          </table:table-cell>
          <table:table-cell table:formula="of:=[.D12]+[.E12]" office:value-type="float" office:value="0.164" calcext:value-type="float">
            <text:p>0.164</text:p>
          </table:table-cell>
          <table:table-cell table:formula="of:=LOG([.F12]/[.F11])/LOG([.A12]/[.A11])" office:value-type="float" office:value="0.403355694231209" calcext:value-type="float">
            <text:p>0.403</text:p>
          </table:table-cell>
          <table:table-cell table:style-name="ce7" table:formula="of:=[.A12]^3/4760000000" office:value-type="float" office:value="0.0281970016806723" calcext:value-type="float">
            <text:p>0.028</text:p>
          </table:table-cell>
          <table:table-cell table:style-name="ce7" table:formula="of:=[.F12]/[.H12]" office:value-type="float" office:value="5.81622123718262" calcext:value-type="float">
            <text:p>5.816</text:p>
          </table:table-cell>
          <table:table-cell table:style-name="ce12" office:value-type="float" office:value="8.033" calcext:value-type="float">
            <text:p>8.033</text:p>
          </table:table-cell>
          <table:table-cell table:formula="of:=LOG([.J12]/[.J11])/LOG([.A12]/[.A11])" office:value-type="float" office:value="0.0182541989479124" calcext:value-type="float">
            <text:p>0.018</text:p>
          </table:table-cell>
          <table:table-cell table:formula="of:=LOG(([.J12]-7.965)/([.J11]-7.965))/LOG([.A12]/[.A11])" office:value-type="string" office:string-value="" calcext:value-type="error">
            <text:p>Err:50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M12]+[.N12]" office:value-type="float" office:value="0.059" calcext:value-type="float">
            <text:p>0.059</text:p>
          </table:table-cell>
          <table:table-cell table:formula="of:=[.O12]/[.O11]" office:value-type="float" office:value="1.03508771929825" calcext:value-type="float">
            <text:p>1.035</text:p>
          </table:table-cell>
          <table:table-cell table:style-name="Default" table:formula="of:=[.A12]^3/10376000000" office:value-type="float" office:value="0.0129354016962221" calcext:value-type="float">
            <text:p>0.0129354017</text:p>
          </table:table-cell>
          <table:table-cell table:style-name="Default" table:formula="of:=[.J12]/[.Q12]" office:value-type="float" office:value="621.008932590485" calcext:value-type="float">
            <text:p>621.008932590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8" office:value-type="float" office:value="0.671" calcext:value-type="float">
            <text:p>0.671</text:p>
          </table:table-cell>
          <table:table-cell table:formula="of:=LOG([.B13]/[.B12])/LOG([.A13]/[.A12])" office:value-type="float" office:value="2.00646466372613" calcext:value-type="float">
            <text:p>2.00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04" calcext:value-type="float">
            <text:p>0.004</text:p>
          </table:table-cell>
          <table:table-cell table:formula="of:=[.D13]+[.E13]" office:value-type="float" office:value="0.668" calcext:value-type="float">
            <text:p>0.668</text:p>
          </table:table-cell>
          <table:table-cell table:formula="of:=LOG([.F13]/[.F12])/LOG([.A13]/[.A12])" office:value-type="float" office:value="2.02615228785597" calcext:value-type="float">
            <text:p>2.026</text:p>
          </table:table-cell>
          <table:table-cell table:style-name="ce7" table:formula="of:=[.A13]^3/4760000000" office:value-type="float" office:value="0.225576013445378" calcext:value-type="float">
            <text:p>0.226</text:p>
          </table:table-cell>
          <table:table-cell table:style-name="ce7" table:formula="of:=[.F13]/[.H13]" office:value-type="float" office:value="2.96130776405335" calcext:value-type="float">
            <text:p>2.961</text:p>
          </table:table-cell>
          <table:table-cell table:style-name="ce12" office:value-type="float" office:value="8.443" calcext:value-type="float">
            <text:p>8.443</text:p>
          </table:table-cell>
          <table:table-cell table:formula="of:=LOG([.J13]/[.J12])/LOG([.A13]/[.A12])" office:value-type="float" office:value="0.0718168375949737" calcext:value-type="float">
            <text:p>0.072</text:p>
          </table:table-cell>
          <table:table-cell table:formula="of:=LOG(([.J13]-7.965)/([.J12]-7.965))/LOG([.A13]/[.A12])" office:value-type="float" office:value="2.81340396673042" calcext:value-type="float">
            <text:p>2.813</text:p>
          </table:table-cell>
          <table:table-cell office:value-type="float" office:value="0.05" calcext:value-type="float">
            <text:p>0.050</text:p>
          </table:table-cell>
          <table:table-cell office:value-type="float" office:value="0.011" calcext:value-type="float">
            <text:p>0.011</text:p>
          </table:table-cell>
          <table:table-cell table:formula="of:=[.M13]+[.N13]" office:value-type="float" office:value="0.061" calcext:value-type="float">
            <text:p>0.061</text:p>
          </table:table-cell>
          <table:table-cell table:formula="of:=[.O13]/[.O12]" office:value-type="float" office:value="1.03389830508475" calcext:value-type="float">
            <text:p>1.034</text:p>
          </table:table-cell>
          <table:table-cell table:style-name="Default" table:formula="of:=[.A13]^3/10376000000" office:value-type="float" office:value="0.103483213569776" calcext:value-type="float">
            <text:p>0.1034832136</text:p>
          </table:table-cell>
          <table:table-cell table:style-name="Default" table:formula="of:=[.J13]/[.Q13]" office:value-type="float" office:value="81.5881118178368" calcext:value-type="float">
            <text:p>81.5881118178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table:style-name="ce8" office:value-type="float" office:value="4.948" calcext:value-type="float">
            <text:p>4.948</text:p>
          </table:table-cell>
          <table:table-cell table:formula="of:=LOG([.B14]/[.B13])/LOG([.A14]/[.A13])" office:value-type="float" office:value="2.88246082877619" calcext:value-type="float">
            <text:p>2.882</text:p>
          </table:table-cell>
          <table:table-cell office:value-type="float" office:value="4.924" calcext:value-type="float">
            <text:p>4.924</text:p>
          </table:table-cell>
          <table:table-cell office:value-type="float" office:value="0.02" calcext:value-type="float">
            <text:p>0.020</text:p>
          </table:table-cell>
          <table:table-cell table:formula="of:=[.D14]+[.E14]" office:value-type="float" office:value="4.944" calcext:value-type="float">
            <text:p>4.944</text:p>
          </table:table-cell>
          <table:table-cell table:formula="of:=LOG([.F14]/[.F13])/LOG([.A14]/[.A13])" office:value-type="float" office:value="2.88775873543032" calcext:value-type="float">
            <text:p>2.888</text:p>
          </table:table-cell>
          <table:table-cell table:style-name="ce7" table:formula="of:=[.A14]^3/4760000000" office:value-type="float" office:value="1.80460810756303" calcext:value-type="float">
            <text:p>1.805</text:p>
          </table:table-cell>
          <table:table-cell table:style-name="ce7" table:formula="of:=[.F14]/[.H14]" office:value-type="float" office:value="2.73965299129486" calcext:value-type="float">
            <text:p>2.740</text:p>
          </table:table-cell>
          <table:table-cell table:style-name="ce12" office:value-type="float" office:value="9.775" calcext:value-type="float">
            <text:p>9.775</text:p>
          </table:table-cell>
          <table:table-cell table:formula="of:=LOG([.J14]/[.J13])/LOG([.A14]/[.A13])" office:value-type="float" office:value="0.211340988310343" calcext:value-type="float">
            <text:p>0.211</text:p>
          </table:table-cell>
          <table:table-cell table:formula="of:=LOG(([.J14]-7.965)/([.J13]-7.965))/LOG([.A14]/[.A13])" office:value-type="float" office:value="1.92090717398982" calcext:value-type="float">
            <text:p>1.92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1" calcext:value-type="float">
            <text:p>0.011</text:p>
          </table:table-cell>
          <table:table-cell table:formula="of:=[.M14]+[.N14]" office:value-type="float" office:value="0.06" calcext:value-type="float">
            <text:p>0.060</text:p>
          </table:table-cell>
          <table:table-cell table:formula="of:=[.O14]/[.O13]" office:value-type="float" office:value="0.983606557377049" calcext:value-type="float">
            <text:p>0.984</text:p>
          </table:table-cell>
          <table:table-cell table:style-name="Default" table:formula="of:=[.A14]^3/10376000000" office:value-type="float" office:value="0.827865708558211" calcext:value-type="float">
            <text:p>0.8278657086</text:p>
          </table:table-cell>
          <table:table-cell table:style-name="Default" table:formula="of:=[.J14]/[.Q14]" office:value-type="float" office:value="11.8074705824256" calcext:value-type="float">
            <text:p>11.8074705824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table:style-name="ce8" office:value-type="float" office:value="41.241" calcext:value-type="float">
            <text:p>41.241</text:p>
          </table:table-cell>
          <table:table-cell table:formula="of:=LOG([.B15]/[.B14])/LOG([.A15]/[.A14])" office:value-type="float" office:value="3.05916190976091" calcext:value-type="float">
            <text:p>3.059</text:p>
          </table:table-cell>
          <table:table-cell office:value-type="float" office:value="41.18" calcext:value-type="float">
            <text:p>41.180</text:p>
          </table:table-cell>
          <table:table-cell office:value-type="float" office:value="0.04" calcext:value-type="float">
            <text:p>0.040</text:p>
          </table:table-cell>
          <table:table-cell table:formula="of:=[.D15]+[.E15]" office:value-type="float" office:value="41.22" calcext:value-type="float">
            <text:p>41.220</text:p>
          </table:table-cell>
          <table:table-cell table:formula="of:=LOG([.F15]/[.F14])/LOG([.A15]/[.A14])" office:value-type="float" office:value="3.05959385652224" calcext:value-type="float">
            <text:p>3.060</text:p>
          </table:table-cell>
          <table:table-cell table:style-name="ce7" table:formula="of:=[.A15]^3/4760000000" office:value-type="float" office:value="14.4368648605042" calcext:value-type="float">
            <text:p>14.437</text:p>
          </table:table-cell>
          <table:table-cell table:style-name="ce7" table:formula="of:=[.F15]/[.H15]" office:value-type="float" office:value="2.85519054159522" calcext:value-type="float">
            <text:p>2.855</text:p>
          </table:table-cell>
          <table:table-cell table:style-name="ce12" office:value-type="float" office:value="15.861" calcext:value-type="float">
            <text:p>15.861</text:p>
          </table:table-cell>
          <table:table-cell table:formula="of:=LOG([.J15]/[.J14])/LOG([.A15]/[.A14])" office:value-type="float" office:value="0.698315125020021" calcext:value-type="float">
            <text:p>0.698</text:p>
          </table:table-cell>
          <table:table-cell table:formula="of:=LOG(([.J15]-7.965)/([.J14]-7.965))/LOG([.A15]/[.A14])" office:value-type="float" office:value="2.12513229248583" calcext:value-type="float">
            <text:p>2.12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M15]+[.N15]" office:value-type="float" office:value="0.059" calcext:value-type="float">
            <text:p>0.059</text:p>
          </table:table-cell>
          <table:table-cell table:formula="of:=[.O15]/[.O14]" office:value-type="float" office:value="0.983333333333333" calcext:value-type="float">
            <text:p>0.983</text:p>
          </table:table-cell>
          <table:table-cell table:style-name="Default" table:formula="of:=[.A15]^3/10376000000" office:value-type="float" office:value="6.62292566846569" calcext:value-type="float">
            <text:p>6.6229256685</text:p>
          </table:table-cell>
          <table:table-cell table:style-name="Default" table:formula="of:=[.J15]/[.Q15]" office:value-type="float" office:value="2.39486305508763" calcext:value-type="float">
            <text:p>2.3948630551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table:formula="of:=2*[.A15]" office:value-type="float" office:value="8192" calcext:value-type="float">
            <text:p>8192</text:p>
          </table:table-cell>
          <table:table-cell table:style-name="ce8" table:formula="of:=5*60+31.868" office:value-type="float" office:value="331.868" calcext:value-type="float">
            <text:p>331.868</text:p>
          </table:table-cell>
          <table:table-cell table:formula="of:=LOG([.B16]/[.B15])/LOG([.A16]/[.A15])" office:value-type="float" office:value="3.0084583055695" calcext:value-type="float">
            <text:p>3.008</text:p>
          </table:table-cell>
          <table:table-cell office:value-type="float" office:value="331.324" calcext:value-type="float">
            <text:p>331.324</text:p>
          </table:table-cell>
          <table:table-cell office:value-type="float" office:value="0.248" calcext:value-type="float">
            <text:p>0.248</text:p>
          </table:table-cell>
          <table:table-cell table:formula="of:=[.D16]+[.E16]" office:value-type="float" office:value="331.572" calcext:value-type="float">
            <text:p>331.572</text:p>
          </table:table-cell>
          <table:table-cell table:formula="of:=LOG([.F16]/[.F15])/LOG([.A16]/[.A15])" office:value-type="float" office:value="3.00790577185375" calcext:value-type="float">
            <text:p>3.008</text:p>
          </table:table-cell>
          <table:table-cell table:style-name="ce7" table:formula="of:=[.A16]^3/4760000000" office:value-type="float" office:value="115.494918884034" calcext:value-type="float">
            <text:p>115.495</text:p>
          </table:table-cell>
          <table:table-cell table:style-name="ce7" table:formula="of:=[.F16]/[.H16]" office:value-type="float" office:value="2.87087954347953" calcext:value-type="float">
            <text:p>2.871</text:p>
          </table:table-cell>
          <table:table-cell table:style-name="ce12" office:value-type="float" office:value="43.4" calcext:value-type="float">
            <text:p>43.400</text:p>
          </table:table-cell>
          <table:table-cell table:formula="of:=LOG([.J16]/[.J15])/LOG([.A16]/[.A15])" office:value-type="float" office:value="1.45221131011711" calcext:value-type="float">
            <text:p>1.452</text:p>
          </table:table-cell>
          <table:table-cell table:formula="of:=LOG(([.J16]-7.965)/([.J15]-7.965))/LOG([.A16]/[.A15])" office:value-type="float" office:value="2.16598115412979" calcext:value-type="float">
            <text:p>2.16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2" calcext:value-type="float">
            <text:p>0.012</text:p>
          </table:table-cell>
          <table:table-cell table:formula="of:=[.M16]+[.N16]" office:value-type="float" office:value="0.063" calcext:value-type="float">
            <text:p>0.063</text:p>
          </table:table-cell>
          <table:table-cell table:formula="of:=[.O16]/[.O15]" office:value-type="float" office:value="1.06779661016949" calcext:value-type="float">
            <text:p>1.068</text:p>
          </table:table-cell>
          <table:table-cell table:style-name="Default" table:formula="of:=[.A16]^3/10376000000" office:value-type="float" office:value="52.9834053477255" calcext:value-type="float">
            <text:p>52.9834053477</text:p>
          </table:table-cell>
          <table:table-cell table:style-name="Default" table:formula="of:=[.J16]/[.Q16]" office:value-type="float" office:value="0.819124397821724" calcext:value-type="float">
            <text:p>0.8191243978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table:formula="of:=2*[.A16]" office:value-type="float" office:value="16384" calcext:value-type="float">
            <text:p>16384</text:p>
          </table:table-cell>
          <table:table-cell table:style-name="ce8" table:formula="of:=45*60+10.544" office:value-type="float" office:value="2710.544" calcext:value-type="float">
            <text:p>2710.544</text:p>
          </table:table-cell>
          <table:table-cell table:formula="of:=LOG([.B17]/[.B16])/LOG([.A17]/[.A16])" office:value-type="float" office:value="3.02990099526097" calcext:value-type="float">
            <text:p>3.030</text:p>
          </table:table-cell>
          <table:table-cell table:formula="of:=45*60+9.028" office:value-type="float" office:value="2709.028" calcext:value-type="float">
            <text:p>2709.028</text:p>
          </table:table-cell>
          <table:table-cell office:value-type="float" office:value="0.92" calcext:value-type="float">
            <text:p>0.920</text:p>
          </table:table-cell>
          <table:table-cell table:formula="of:=[.D17]+[.E17]" office:value-type="float" office:value="2709.948" calcext:value-type="float">
            <text:p>2709.948</text:p>
          </table:table-cell>
          <table:table-cell table:formula="of:=LOG([.F17]/[.F16])/LOG([.A17]/[.A16])" office:value-type="float" office:value="3.03087108164808" calcext:value-type="float">
            <text:p>3.031</text:p>
          </table:table-cell>
          <table:table-cell table:style-name="ce7" table:formula="of:=[.A17]^3/4760000000" office:value-type="float" office:value="923.959351072269" calcext:value-type="float">
            <text:p>923.959</text:p>
          </table:table-cell>
          <table:table-cell table:style-name="ce7" table:formula="of:=[.F17]/[.H17]" office:value-type="float" office:value="2.93297318421537" calcext:value-type="float">
            <text:p>2.933</text:p>
          </table:table-cell>
          <table:table-cell table:style-name="ce12" office:value-type="float" office:value="181.053" calcext:value-type="float">
            <text:p>181.053</text:p>
          </table:table-cell>
          <table:table-cell table:formula="of:=LOG([.J17]/[.J16])/LOG([.A17]/[.A16])" office:value-type="float" office:value="2.06064513430242" calcext:value-type="float">
            <text:p>2.061</text:p>
          </table:table-cell>
          <table:table-cell table:formula="of:=LOG(([.J17]-7.965)/([.J16]-7.965))/LOG([.A17]/[.A16])" office:value-type="float" office:value="2.28825875356731" calcext:value-type="float">
            <text:p>2.28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8" calcext:value-type="float">
            <text:p>0.018</text:p>
          </table:table-cell>
          <table:table-cell table:formula="of:=[.M17]+[.N17]" office:value-type="float" office:value="0.076" calcext:value-type="float">
            <text:p>0.076</text:p>
          </table:table-cell>
          <table:table-cell table:formula="of:=[.O17]/[.O16]" office:value-type="float" office:value="1.20634920634921" calcext:value-type="float">
            <text:p>1.206</text:p>
          </table:table-cell>
          <table:table-cell table:style-name="Default" table:formula="of:=[.A17]^3/10376000000" office:value-type="float" office:value="423.867242781804" calcext:value-type="float">
            <text:p>423.8672427818</text:p>
          </table:table-cell>
          <table:table-cell table:style-name="Default" table:formula="of:=[.J17]/[.Q17]" office:value-type="float" office:value="0.427145534558804" calcext:value-type="float">
            <text:p>0.4271455346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24000" calcext:value-type="float">
            <text:p>24000</text:p>
          </table:table-cell>
          <table:table-cell table:number-columns-repeated="7"/>
          <table:table-cell table:style-name="ce7"/>
          <table:table-cell table:style-name="ce13" table:formula="of:=7*60+20.619" office:value-type="float" office:value="440.619" calcext:value-type="float">
            <text:p>440.619</text:p>
          </table:table-cell>
          <table:table-cell table:formula="of:=LOG([.J18]/[.J17])/LOG([.A18]/[.A17])" office:value-type="float" office:value="2.32978141502593" calcext:value-type="float">
            <text:p>2.330</text:p>
          </table:table-cell>
          <table:table-cell table:formula="of:=LOG(([.J18]-7.965)/([.J17]-7.965))/LOG([.A18]/[.A17])" office:value-type="float" office:value="2.39984702259173" calcext:value-type="float">
            <text:p>2.40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2" calcext:value-type="float">
            <text:p>0.022</text:p>
          </table:table-cell>
          <table:table-cell table:formula="of:=[.M18]+[.N18]" office:value-type="float" office:value="0.084" calcext:value-type="float">
            <text:p>0.084</text:p>
          </table:table-cell>
          <table:table-cell table:formula="of:=[.O18]/[.O17]" office:value-type="float" office:value="1.10526315789474" calcext:value-type="float">
            <text:p>1.105</text:p>
          </table:table-cell>
          <table:table-cell table:style-name="Default" table:formula="of:=[.A18]^3/10376000000" office:value-type="float" office:value="1332.30531996916" calcext:value-type="float">
            <text:p>1332.3053199692</text:p>
          </table:table-cell>
          <table:table-cell table:style-name="Default" table:formula="of:=[.J18]/[.Q18]" office:value-type="float" office:value="0.330719237847222" calcext:value-type="float">
            <text:p>0.330719237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7"/>
        </table:table-row>
        <table:table-row table:style-name="ro1">
          <table:table-cell table:style-name="ce3" office:value-type="string" calcext:value-type="string">
            <text:p>n,m</text:p>
          </table:table-cell>
          <table:table-cell table:style-name="ce3" office:value-type="string" calcext:value-type="string">
            <text:p>multiplications</text:p>
          </table:table-cell>
          <table:table-cell table:style-name="ce6" office:value-type="string" calcext:value-type="string">
            <text:p>real</text:p>
          </table:table-cell>
          <table:table-cell table:style-name="ce6" office:value-type="string" calcext:value-type="string">
            <text:p>user</text:p>
          </table:table-cell>
          <table:table-cell table:style-name="ce6" office:value-type="string" calcext:value-type="string">
            <text:p>sys</text:p>
          </table:table-cell>
          <table:table-cell table:style-name="ce6" office:value-type="string" calcext:value-type="string">
            <text:p>user+sy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one multiplication?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empty script</text:p>
          </table:table-cell>
          <table:table-cell table:style-name="ce4" office:value-type="string" calcext:value-type="string">
            <text:p>N/A</text:p>
          </table:table-cell>
          <table:table-cell table:style-name="ce7" office:value-type="float" office:value="4.434" calcext:value-type="float">
            <text:p>4.434</text:p>
          </table:table-cell>
          <table:table-cell table:style-name="ce7" office:value-type="float" office:value="0.049" calcext:value-type="float">
            <text:p>0.049</text:p>
          </table:table-cell>
          <table:table-cell table:style-name="ce7" office:value-type="float" office:value="0.012" calcext:value-type="float">
            <text:p>0.012</text:p>
          </table:table-cell>
          <table:table-cell table:style-name="ce7" table:formula="of:=[.D21]+[.E21]" office:value-type="float" office:value="0.061" calcext:value-type="float">
            <text:p>0.061</text:p>
          </table:table-cell>
          <table:table-cell table:style-name="Default"/>
          <table:table-cell table:style-name="ce7" table:number-columns-repeated="2"/>
          <table:table-cell table:number-columns-repeated="10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oad numpy, sys</text:p>
          </table:table-cell>
          <table:table-cell office:value-type="string" calcext:value-type="string">
            <text:p>N/A</text:p>
          </table:table-cell>
          <table:table-cell office:value-type="float" office:value="7.862" calcext:value-type="float">
            <text:p>7.862</text:p>
          </table:table-cell>
          <table:table-cell office:value-type="float" office:value="0.05" calcext:value-type="float">
            <text:p>0.050</text:p>
          </table:table-cell>
          <table:table-cell office:value-type="float" office:value="0.011" calcext:value-type="float">
            <text:p>0.011</text:p>
          </table:table-cell>
          <table:table-cell table:style-name="ce7" table:formula="of:=[.D22]+[.E22]" office:value-type="float" office:value="0.061" calcext:value-type="float">
            <text:p>0.061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9.526" calcext:value-type="float">
            <text:p>9.52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4" calcext:value-type="float">
            <text:p>0.014</text:p>
          </table:table-cell>
          <table:table-cell table:style-name="ce7" table:formula="of:=[.D23]+[.E23]" office:value-type="float" office:value="0.083" calcext:value-type="float">
            <text:p>0.083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.798" calcext:value-type="float">
            <text:p>9.79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2" calcext:value-type="float">
            <text:p>0.012</text:p>
          </table:table-cell>
          <table:table-cell table:style-name="ce7" table:formula="of:=[.D24]+[.E24]" office:value-type="float" office:value="0.063" calcext:value-type="float">
            <text:p>0.063</text:p>
          </table:table-cell>
          <table:table-cell table:style-name="Default"/>
          <table:table-cell/>
          <table:table-cell table:formula="of:=([.C24]-[.$C$23])/[.B24]" office:value-type="float" office:value="0.272" calcext:value-type="float">
            <text:p>0.272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9.869" calcext:value-type="float">
            <text:p>9.869</text:p>
          </table:table-cell>
          <table:table-cell office:value-type="float" office:value="0.05" calcext:value-type="float">
            <text:p>0.050</text:p>
          </table:table-cell>
          <table:table-cell office:value-type="float" office:value="0.12" calcext:value-type="float">
            <text:p>0.120</text:p>
          </table:table-cell>
          <table:table-cell table:style-name="ce7" table:formula="of:=[.D25]+[.E25]" office:value-type="float" office:value="0.17" calcext:value-type="float">
            <text:p>0.170</text:p>
          </table:table-cell>
          <table:table-cell table:style-name="Default"/>
          <table:table-cell/>
          <table:table-cell table:formula="of:=([.C25]-[.$C$23])/[.B25]" office:value-type="float" office:value="0.1715" calcext:value-type="float">
            <text:p>0.172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.133" calcext:value-type="float">
            <text:p>10.13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1" calcext:value-type="float">
            <text:p>0.011</text:p>
          </table:table-cell>
          <table:table-cell table:style-name="ce7" table:formula="of:=[.D26]+[.E26]" office:value-type="float" office:value="0.06" calcext:value-type="float">
            <text:p>0.060</text:p>
          </table:table-cell>
          <table:table-cell table:style-name="Default"/>
          <table:table-cell/>
          <table:table-cell table:formula="of:=([.C26]-[.$C$23])/[.B26]" office:value-type="float" office:value="0.15175" calcext:value-type="float">
            <text:p>0.152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0.659" calcext:value-type="float">
            <text:p>10.65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1" calcext:value-type="float">
            <text:p>0.011</text:p>
          </table:table-cell>
          <table:table-cell table:style-name="ce7" table:formula="of:=[.D27]+[.E27]" office:value-type="float" office:value="0.062" calcext:value-type="float">
            <text:p>0.062</text:p>
          </table:table-cell>
          <table:table-cell table:style-name="Default"/>
          <table:table-cell/>
          <table:table-cell table:formula="of:=([.C27]-[.$C$23])/[.B27]" office:value-type="float" office:value="0.141625" calcext:value-type="float">
            <text:p>0.142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1.784" calcext:value-type="float">
            <text:p>11.78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style-name="ce7" table:formula="of:=[.D28]+[.E28]" office:value-type="float" office:value="0.058" calcext:value-type="float">
            <text:p>0.058</text:p>
          </table:table-cell>
          <table:table-cell table:style-name="Default"/>
          <table:table-cell/>
          <table:table-cell table:formula="of:=([.C28]-[.$C$23])/[.B28]" office:value-type="float" office:value="0.141125" calcext:value-type="float">
            <text:p>0.141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4.035" calcext:value-type="float">
            <text:p>14.035</text:p>
          </table:table-cell>
          <table:table-cell office:value-type="float" office:value="0.05" calcext:value-type="float">
            <text:p>0.050</text:p>
          </table:table-cell>
          <table:table-cell office:value-type="float" office:value="0.013" calcext:value-type="float">
            <text:p>0.013</text:p>
          </table:table-cell>
          <table:table-cell table:style-name="ce7" table:formula="of:=[.D29]+[.E29]" office:value-type="float" office:value="0.063" calcext:value-type="float">
            <text:p>0.063</text:p>
          </table:table-cell>
          <table:table-cell table:style-name="Default"/>
          <table:table-cell/>
          <table:table-cell table:formula="of:=([.C29]-[.$C$23])/[.B29]" office:value-type="float" office:value="0.14090625" calcext:value-type="float">
            <text:p>0.141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8.316" calcext:value-type="float">
            <text:p>18.316</text:p>
          </table:table-cell>
          <table:table-cell office:value-type="float" office:value="0.05" calcext:value-type="float">
            <text:p>0.050</text:p>
          </table:table-cell>
          <table:table-cell office:value-type="float" office:value="0.012" calcext:value-type="float">
            <text:p>0.012</text:p>
          </table:table-cell>
          <table:table-cell table:style-name="ce7" table:formula="of:=[.D30]+[.E30]" office:value-type="float" office:value="0.062" calcext:value-type="float">
            <text:p>0.062</text:p>
          </table:table-cell>
          <table:table-cell table:style-name="Default"/>
          <table:table-cell/>
          <table:table-cell table:formula="of:=([.C30]-[.$C$23])/[.B30]" office:value-type="float" office:value="0.13734375" calcext:value-type="float">
            <text:p>0.137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26.941" calcext:value-type="float">
            <text:p>26.941</text:p>
          </table:table-cell>
          <table:table-cell office:value-type="float" office:value="0.05" calcext:value-type="float">
            <text:p>0.050</text:p>
          </table:table-cell>
          <table:table-cell office:value-type="float" office:value="0.011" calcext:value-type="float">
            <text:p>0.011</text:p>
          </table:table-cell>
          <table:table-cell table:style-name="ce7" table:formula="of:=[.D31]+[.E31]" office:value-type="float" office:value="0.061" calcext:value-type="float">
            <text:p>0.061</text:p>
          </table:table-cell>
          <table:table-cell table:style-name="Default"/>
          <table:table-cell/>
          <table:table-cell table:formula="of:=([.C31]-[.$C$23])/[.B31]" office:value-type="float" office:value="0.1360546875" calcext:value-type="float">
            <text:p>0.136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office:value-type="float" office:value="45.329" calcext:value-type="float">
            <text:p>45.32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1" calcext:value-type="float">
            <text:p>0.011</text:p>
          </table:table-cell>
          <table:table-cell table:style-name="ce7" table:formula="of:=[.D32]+[.E32]" office:value-type="float" office:value="0.06" calcext:value-type="float">
            <text:p>0.060</text:p>
          </table:table-cell>
          <table:table-cell table:style-name="Default"/>
          <table:table-cell/>
          <table:table-cell table:formula="of:=([.C32]-[.$C$23])/[.B32]" office:value-type="float" office:value="0.13985546875" calcext:value-type="float">
            <text:p>0.140</text:p>
          </table:table-cell>
          <table:table-cell table:number-columns-repeated="1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n,m</text:p>
          </table:table-cell>
          <table:table-cell office:value-type="string" calcext:value-type="string">
            <text:p>OMP_NUM_THREADS</text:p>
          </table:table-cell>
          <table:table-cell table:style-name="Default" office:value-type="string" calcext:value-type="string">
            <text:p>multiplications</text:p>
          </table:table-cell>
          <table:table-cell table:style-name="Default" office:value-type="string" calcext:value-type="string">
            <text:p>script</text:p>
          </table:table-cell>
          <table:table-cell office:value-type="string" calcext:value-type="string">
            <text:p>time per multiplication</text:p>
          </table:table-cell>
          <table:table-cell office:value-type="string" calcext:value-type="string">
            <text:p>exponent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visal</text:p>
          </table:table-cell>
          <table:table-cell office:value-type="float" office:value="0.0000320196151733" calcext:value-type="float">
            <text:p>0.000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visal</text:p>
          </table:table-cell>
          <table:table-cell office:value-type="float" office:value="0.0000543832778931" calcext:value-type="float">
            <text:p>0.000</text:p>
          </table:table-cell>
          <table:table-cell table:style-name="Default" table:formula="of:=LOG([.E37]/[.E36])/LOG([.A37]/[.A36])" office:value-type="float" office:value="0.764207141887381" calcext:value-type="float">
            <text:p>0.764207141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visal</text:p>
          </table:table-cell>
          <table:table-cell office:value-type="float" office:value="0.0000549793243408" calcext:value-type="float">
            <text:p>0.000</text:p>
          </table:table-cell>
          <table:table-cell table:style-name="Default" table:formula="of:=LOG([.E38]/[.E37])/LOG([.A38]/[.A37])" office:value-type="float" office:value="0.0157260663382101" calcext:value-type="float">
            <text:p>0.015726066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visal</text:p>
          </table:table-cell>
          <table:table-cell office:value-type="float" office:value="0.0000577926635742" calcext:value-type="float">
            <text:p>0.000</text:p>
          </table:table-cell>
          <table:table-cell table:style-name="Default" table:formula="of:=LOG([.E39]/[.E38])/LOG([.A39]/[.A38])" office:value-type="float" office:value="0.0719971858212443" calcext:value-type="float">
            <text:p>0.0719971858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visal</text:p>
          </table:table-cell>
          <table:table-cell office:value-type="float" office:value="0.0000688076019287" calcext:value-type="float">
            <text:p>0.000</text:p>
          </table:table-cell>
          <table:table-cell table:style-name="Default" table:formula="of:=LOG([.E40]/[.E39])/LOG([.A40]/[.A39])" office:value-type="float" office:value="0.251681601018486" calcext:value-type="float">
            <text:p>0.251681601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visal</text:p>
          </table:table-cell>
          <table:table-cell office:value-type="float" office:value="0.0000895977020264" calcext:value-type="float">
            <text:p>0.000</text:p>
          </table:table-cell>
          <table:table-cell table:style-name="Default" table:formula="of:=LOG([.E41]/[.E40])/LOG([.A41]/[.A40])" office:value-type="float" office:value="0.380893766929615" calcext:value-type="float">
            <text:p>0.3808937669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visal</text:p>
          </table:table-cell>
          <table:table-cell office:value-type="float" office:value="0.00304801464081" calcext:value-type="float">
            <text:p>0.003</text:p>
          </table:table-cell>
          <table:table-cell table:style-name="Default" table:formula="of:=LOG([.E42]/[.E41])/LOG([.A42]/[.A41])" office:value-type="float" office:value="5.0882642914828" calcext:value-type="float">
            <text:p>5.0882642915</text:p>
          </table:table-cell>
          <table:table-cell table:number-columns-repeated="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visal</text:p>
          </table:table-cell>
          <table:table-cell office:value-type="float" office:value="0.00327639579773" calcext:value-type="float">
            <text:p>0.003</text:p>
          </table:table-cell>
          <table:table-cell table:style-name="Default" table:formula="of:=LOG([.E43]/[.E42])/LOG([.A43]/[.A42])" office:value-type="float" office:value="0.104239816404223" calcext:value-type="float">
            <text:p>0.1042398164</text:p>
          </table:table-cell>
          <table:table-cell table:number-columns-repeated="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visal</text:p>
          </table:table-cell>
          <table:table-cell office:value-type="float" office:value="0.00352330207825" calcext:value-type="float">
            <text:p>0.004</text:p>
          </table:table-cell>
          <table:table-cell table:style-name="Default" table:formula="of:=LOG([.E44]/[.E43])/LOG([.A44]/[.A43])" office:value-type="float" office:value="0.104818523766521" calcext:value-type="float">
            <text:p>0.1048185238</text:p>
          </table:table-cell>
          <table:table-cell table:number-columns-repeated="1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visal</text:p>
          </table:table-cell>
          <table:table-cell office:value-type="float" office:value="0.00562500953674" calcext:value-type="float">
            <text:p>0.006</text:p>
          </table:table-cell>
          <table:table-cell table:style-name="Default" table:formula="of:=LOG([.E45]/[.E44])/LOG([.A45]/[.A44])" office:value-type="float" office:value="0.674927369453422" calcext:value-type="float">
            <text:p>0.6749273695</text:p>
          </table:table-cell>
          <table:table-cell table:number-columns-repeated="1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visal</text:p>
          </table:table-cell>
          <table:table-cell office:value-type="float" office:value="0.02264149189" calcext:value-type="float">
            <text:p>0.023</text:p>
          </table:table-cell>
          <table:table-cell table:style-name="Default" table:formula="of:=LOG([.E46]/[.E45])/LOG([.A46]/[.A45])" office:value-type="float" office:value="2.0090415757457" calcext:value-type="float">
            <text:p>2.0090415757</text:p>
          </table:table-cell>
          <table:table-cell table:number-columns-repeated="18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visal</text:p>
          </table:table-cell>
          <table:table-cell office:value-type="float" office:value="0.147873711586" calcext:value-type="float">
            <text:p>0.148</text:p>
          </table:table-cell>
          <table:table-cell table:style-name="Default" table:formula="of:=LOG([.E47]/[.E46])/LOG([.A47]/[.A46])" office:value-type="float" office:value="2.70732467023882" calcext:value-type="float">
            <text:p>2.7073246702</text:p>
          </table:table-cell>
          <table:table-cell table:number-columns-repeated="18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visal</text:p>
          </table:table-cell>
          <table:table-cell office:value-type="float" office:value="1.08122520447" calcext:value-type="float">
            <text:p>1.081</text:p>
          </table:table-cell>
          <table:table-cell table:style-name="Default" table:formula="of:=LOG([.E48]/[.E47])/LOG([.A48]/[.A47])" office:value-type="float" office:value="2.87022954445566" calcext:value-type="float">
            <text:p>2.8702295445</text:p>
          </table:table-cell>
          <table:table-cell table:number-columns-repeated="18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visal</text:p>
          </table:table-cell>
          <table:table-cell office:value-type="float" office:value="8.19336981773" calcext:value-type="float">
            <text:p>8.193</text:p>
          </table:table-cell>
          <table:table-cell table:style-name="Default" table:formula="of:=LOG([.E49]/[.E48])/LOG([.A49]/[.A48])" office:value-type="float" office:value="2.92178988601215" calcext:value-type="float">
            <text:p>2.92178988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table:style-name="ce9" office:value-type="float" office:value="0.0000365972518921" calcext:value-type="float">
            <text:p>3.66E-005</text:p>
          </table:table-cell>
          <table:table-cell/>
          <table:table-cell office:value-type="string" calcext:value-type="string">
            <text:p>1) python/2.7.3 <text:s text:c="6"/>3) essl/5.1 <text:s text:c="10"/>5) binutils/2.2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table:style-name="ce9" office:value-type="float" office:value="0.0000373840332031" calcext:value-type="float">
            <text:p>3.74E-005</text:p>
          </table:table-cell>
          <table:table-cell table:formula="of:=LOG([.E51]/[.E50])/LOG([.A51]/[.A50])" office:value-type="float" office:value="0.0306869038563013" calcext:value-type="float">
            <text:p>0.031</text:p>
          </table:table-cell>
          <table:table-cell office:value-type="string" calcext:value-type="string">
            <text:p><text:s text:c="2"/>2) xlf/14.1 <text:s text:c="10"/>4) bgqgcc/4.8.1 <text:s text:c="6"/>6) mpich2/gcc-4.8.1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table:style-name="ce9" office:value-type="float" office:value="0.0000392913818359" calcext:value-type="float">
            <text:p>3.93E-005</text:p>
          </table:table-cell>
          <table:table-cell table:formula="of:=LOG([.E52]/[.E51])/LOG([.A52]/[.A51])" office:value-type="float" office:value="0.0717906830675983" calcext:value-type="float">
            <text:p>0.0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table:style-name="ce9" office:value-type="float" office:value="0.0000472068786621" calcext:value-type="float">
            <text:p>4.72E-005</text:p>
          </table:table-cell>
          <table:table-cell table:formula="of:=LOG([.E53]/[.E52])/LOG([.A53]/[.A52])" office:value-type="float" office:value="0.264784187784844" calcext:value-type="float">
            <text:p>0.265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table:style-name="ce9" office:value-type="float" office:value="0.0000862121582031" calcext:value-type="float">
            <text:p>8.62E-005</text:p>
          </table:table-cell>
          <table:table-cell table:formula="of:=LOG([.E54]/[.E53])/LOG([.A54]/[.A53])" office:value-type="float" office:value="0.868894247448084" calcext:value-type="float">
            <text:p>0.869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table:style-name="Default" office:value-type="float" office:value="0.000339412689209" calcext:value-type="float">
            <text:p>0.0003394127</text:p>
          </table:table-cell>
          <table:table-cell table:formula="of:=LOG([.E55]/[.E54])/LOG([.A55]/[.A54])" office:value-type="float" office:value="1.97707725509508" calcext:value-type="float">
            <text:p>1.977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table:style-name="Default" office:value-type="float" office:value="0.0142708063126" calcext:value-type="float">
            <text:p>0.0142708063</text:p>
          </table:table-cell>
          <table:table-cell table:formula="of:=LOG([.E56]/[.E55])/LOG([.A56]/[.A55])" office:value-type="float" office:value="5.39388253820666" calcext:value-type="float">
            <text:p>5.394</text:p>
          </table:table-cell>
          <table:table-cell table:number-columns-repeated="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table:style-name="Default" office:value-type="float" office:value="0.111791396141" calcext:value-type="float">
            <text:p>0.1117913961</text:p>
          </table:table-cell>
          <table:table-cell table:formula="of:=LOG([.E57]/[.E56])/LOG([.A57]/[.A56])" office:value-type="float" office:value="2.96967040185311" calcext:value-type="float">
            <text:p>2.970</text:p>
          </table:table-cell>
          <table:table-cell table:number-columns-repeated="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table:style-name="Default" office:value-type="float" office:value="0.887044215202" calcext:value-type="float">
            <text:p>0.8870442152</text:p>
          </table:table-cell>
          <table:table-cell table:formula="of:=LOG([.E58]/[.E57])/LOG([.A58]/[.A57])" office:value-type="float" office:value="2.98819686066904" calcext:value-type="float">
            <text:p>2.988</text:p>
          </table:table-cell>
          <table:table-cell table:number-columns-repeated="1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table:style-name="Default" office:value-type="float" office:value="7.07647149563" calcext:value-type="float">
            <text:p>7.0764714956</text:p>
          </table:table-cell>
          <table:table-cell table:formula="of:=LOG([.E59]/[.E58])/LOG([.A59]/[.A58])" office:value-type="float" office:value="2.99595225267954" calcext:value-type="float">
            <text:p>2.996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table:style-name="ce9" office:value-type="float" office:value="0.0000366926193237" calcext:value-type="float">
            <text:p>3.67E-005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table:style-name="ce9" office:value-type="float" office:value="0.000037407875061" calcext:value-type="float">
            <text:p>3.74E-005</text:p>
          </table:table-cell>
          <table:table-cell table:formula="of:=LOG([.E61]/[.E60])/LOG([.A61]/[.A60])" office:value-type="float" office:value="0.0278521206397294" calcext:value-type="float">
            <text:p>0.02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table:style-name="ce9" office:value-type="float" office:value="0.0000392913818359" calcext:value-type="float">
            <text:p>3.93E-005</text:p>
          </table:table-cell>
          <table:table-cell table:formula="of:=LOG([.E62]/[.E61])/LOG([.A62]/[.A61])" office:value-type="float" office:value="0.0708708902150998" calcext:value-type="float">
            <text:p>0.07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table:style-name="ce9" office:value-type="float" office:value="0.0000473976135254" calcext:value-type="float">
            <text:p>4.74E-005</text:p>
          </table:table-cell>
          <table:table-cell table:formula="of:=LOG([.E63]/[.E62])/LOG([.A63]/[.A62])" office:value-type="float" office:value="0.27060151438073" calcext:value-type="float">
            <text:p>0.271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office:value-type="float" office:value="0.0000862121582031" calcext:value-type="float">
            <text:p>0.000</text:p>
          </table:table-cell>
          <table:table-cell table:formula="of:=LOG([.E64]/[.E63])/LOG([.A64]/[.A63])" office:value-type="float" office:value="0.863076920852198" calcext:value-type="float">
            <text:p>0.863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office:value-type="float" office:value="0.000339388847351" calcext:value-type="float">
            <text:p>0.000</text:p>
          </table:table-cell>
          <table:table-cell table:formula="of:=LOG([.E65]/[.E64])/LOG([.A65]/[.A64])" office:value-type="float" office:value="1.97697591021454" calcext:value-type="float">
            <text:p>1.97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office:value-type="float" office:value="0.0142708778381" calcext:value-type="float">
            <text:p>0.014</text:p>
          </table:table-cell>
          <table:table-cell table:formula="of:=LOG([.E66]/[.E65])/LOG([.A66]/[.A65])" office:value-type="float" office:value="5.39399111387874" calcext:value-type="float">
            <text:p>5.394</text:p>
          </table:table-cell>
          <table:table-cell table:number-columns-repeated="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office:value-type="float" office:value="0.111791396141" calcext:value-type="float">
            <text:p>0.112</text:p>
          </table:table-cell>
          <table:table-cell table:formula="of:=LOG([.E67]/[.E66])/LOG([.A67]/[.A66])" office:value-type="float" office:value="2.96966317106157" calcext:value-type="float">
            <text:p>2.970</text:p>
          </table:table-cell>
          <table:table-cell table:number-columns-repeated="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office:value-type="float" office:value="0.887032699585" calcext:value-type="float">
            <text:p>0.887</text:p>
          </table:table-cell>
          <table:table-cell table:formula="of:=LOG([.E68]/[.E67])/LOG([.A68]/[.A67])" office:value-type="float" office:value="2.98817813146582" calcext:value-type="float">
            <text:p>2.988</text:p>
          </table:table-cell>
          <table:table-cell table:number-columns-repeated="1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office:value-type="float" office:value="7.07646889687" calcext:value-type="float">
            <text:p>7.076</text:p>
          </table:table-cell>
          <table:table-cell table:number-columns-repeated="1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office:value-type="float" office:value="7.07650160789" calcext:value-type="float">
            <text:p>7.077</text:p>
          </table:table-cell>
          <table:table-cell table:number-columns-repeated="1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office:value-type="float" office:value="7.07648878098" calcext:value-type="float">
            <text:p>7.076</text:p>
          </table:table-cell>
          <table:table-cell table:number-columns-repeated="1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dongzi</text:p>
          </table:table-cell>
          <table:table-cell office:value-type="float" office:value="7.07650148869" calcext:value-type="float">
            <text:p>7.077</text:p>
          </table:table-cell>
          <table:table-cell table:number-columns-repeated="19"/>
        </table:table-row>
        <table:table-row table:style-name="ro1" table:number-rows-repeated="1048503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00-00-00</text:date>, <text:time style:data-style-name="N2" text:time-value="09:13:53.636358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2:18:23.583644833</meta:creation-date>
    <dc:date>2017-07-18T09:47:52.908127097</dc:date>
    <meta:editing-duration>PT9H15M6S</meta:editing-duration>
    <meta:editing-cycles>8</meta:editing-cycles>
    <meta:generator>LibreOffice/4.2.8.2$Linux_X86_64 LibreOffice_project/420m0$Build-2</meta:generator>
    <meta:document-statistic meta:table-count="1" meta:cell-count="620" meta:object-count="0"/>
  </office:meta>
</office:document-meta>
</file>